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="Arrow" draw:marker-start-width="0.376cm" draw:marker-end-width="0.276cm" draw:fill="solid" draw:fill-color="#000000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fill="none" draw:fill-color="#000000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="Arrow" draw:marker-start-width="0.153cm" draw:fill="solid" draw:fill-color="#ffff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352cm" fo:min-width="0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37cm" svg:height="1.143cm" svg:x="3.81cm" svg:y="2.684cm">
          <text:p text:style-name="P1"><text:span text:style-name="T1">FFD_POSEDG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842cm" svg:y1="2.684cm" svg:x2="5.842cm" svg:y2="0.906cm">
          <text:p/>
        </draw:line>
        <draw:line draw:style-name="gr3" draw:text-style-name="P1" draw:layer="layout" svg:x1="5.588cm" svg:y1="1.795cm" svg:x2="6.096cm" svg:y2="1.287cm">
          <text:p/>
        </draw:line>
        <draw:line draw:style-name="gr3" draw:text-style-name="P1" draw:layer="layout" svg:x1="3.81cm" svg:y1="3.827cm" svg:x2="4.064cm" svg:y2="3.573cm">
          <text:p/>
        </draw:line>
        <draw:line draw:style-name="gr3" draw:text-style-name="P1" draw:layer="layout" svg:x1="4.064cm" svg:y1="3.573cm" svg:x2="3.81cm" svg:y2="3.319cm">
          <text:p/>
        </draw:line>
        <draw:frame draw:style-name="gr4" draw:text-style-name="P3" draw:layer="layout" svg:width="2.156cm" svg:height="0.779cm" svg:x="4.702cm" svg:y="0.254cm">
          <draw:text-box>
            <text:p><text:span text:style-name="T2">TXDATA</text:span></text:p>
          </draw:text-box>
        </draw:frame>
        <draw:frame draw:style-name="gr4" draw:text-style-name="P3" draw:layer="layout" svg:width="0.789cm" svg:height="0.779cm" svg:x="6.069cm" svg:y="1.016cm">
          <draw:text-box>
            <text:p><text:span text:style-name="T2">8</text:span></text:p>
          </draw:text-box>
        </draw:frame>
        <draw:custom-shape draw:style-name="gr1" draw:text-style-name="P2" draw:layer="layout" svg:width="3.937cm" svg:height="1.143cm" svg:x="3.81cm" svg:y="5.605cm">
          <text:p text:style-name="P1"><text:span text:style-name="T1">FFD_POSEDG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588cm" svg:y1="4.716cm" svg:x2="6.096cm" svg:y2="4.208cm">
          <text:p/>
        </draw:line>
        <draw:frame draw:style-name="gr4" draw:text-style-name="P3" draw:layer="layout" svg:width="0.789cm" svg:height="0.779cm" svg:x="5.969cm" svg:y="3.954cm">
          <draw:text-box>
            <text:p><text:span text:style-name="T2">8</text:span></text:p>
          </draw:text-box>
        </draw:frame>
        <draw:line draw:style-name="gr2" draw:text-style-name="P1" draw:layer="layout" svg:x1="5.842cm" svg:y1="5.605cm" svg:x2="5.842cm" svg:y2="3.827cm">
          <text:p/>
        </draw:line>
        <draw:line draw:style-name="gr3" draw:text-style-name="P1" draw:layer="layout" svg:x1="7.747cm" svg:y1="6.748cm" svg:x2="7.493cm" svg:y2="6.494cm">
          <text:p/>
        </draw:line>
        <draw:line draw:style-name="gr3" draw:text-style-name="P1" draw:layer="layout" svg:x1="7.493cm" svg:y1="6.494cm" svg:x2="7.747cm" svg:y2="6.24cm">
          <text:p/>
        </draw:line>
        <draw:line draw:style-name="gr3" draw:text-style-name="P1" draw:layer="layout" svg:x1="3.81cm" svg:y1="3.573cm" svg:x2="2.032cm" svg:y2="3.573cm">
          <text:p/>
        </draw:line>
        <draw:line draw:style-name="gr3" draw:text-style-name="P1" draw:layer="layout" svg:x1="2.032cm" svg:y1="3.573cm" svg:x2="2.032cm" svg:y2="1.033cm">
          <text:p/>
        </draw:line>
        <draw:frame draw:style-name="gr5" draw:text-style-name="P3" draw:layer="layout" svg:width="2.032cm" svg:height="0.779cm" svg:x="1.143cm" svg:y="0.398cm">
          <draw:text-box>
            <text:p><text:span text:style-name="T2">TXCLK</text:span></text:p>
          </draw:text-box>
        </draw:frame>
        <draw:line draw:style-name="gr3" draw:text-style-name="P1" draw:layer="layout" svg:x1="7.747cm" svg:y1="6.494cm" svg:x2="10.668cm" svg:y2="6.494cm">
          <text:p/>
        </draw:line>
        <draw:frame draw:style-name="gr4" draw:text-style-name="P3" draw:layer="layout" svg:width="2.648cm" svg:height="0.779cm" svg:x="10.687cm" svg:y="6.096cm">
          <draw:text-box>
            <text:p><text:span text:style-name="T2">INTERCLK</text:span></text:p>
          </draw:text-box>
        </draw:frame>
        <draw:line draw:style-name="gr3" draw:text-style-name="P1" draw:layer="layout" svg:x1="5.688cm" svg:y1="7.637cm" svg:x2="6.196cm" svg:y2="7.129cm">
          <text:p/>
        </draw:line>
        <draw:frame draw:style-name="gr4" draw:text-style-name="P3" draw:layer="layout" svg:width="0.789cm" svg:height="0.779cm" svg:x="6.069cm" svg:y="6.875cm">
          <draw:text-box>
            <text:p><text:span text:style-name="T2">8</text:span></text:p>
          </draw:text-box>
        </draw:frame>
        <draw:line draw:style-name="gr2" draw:text-style-name="P1" draw:layer="layout" svg:x1="5.942cm" svg:y1="8.526cm" svg:x2="5.942cm" svg:y2="6.748cm">
          <text:p/>
        </draw:line>
        <draw:custom-shape draw:style-name="gr6" draw:text-style-name="P2" draw:layer="layout" svg:width="5.334cm" svg:height="2.286cm" svg:x="3.302cm" svg:y="8.526cm">
          <text:p text:style-name="P1"><text:span text:style-name="T1">8/10bit</text:span></text:p>
          <text:p text:style-name="P1"><text:span text:style-name="T1">Encod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382cm" svg:y1="8.78cm" svg:x2="8.636cm" svg:y2="8.526cm">
          <text:p/>
        </draw:line>
        <draw:line draw:style-name="gr3" draw:text-style-name="P1" draw:layer="layout" svg:x1="8.636cm" svg:y1="9.034cm" svg:x2="8.382cm" svg:y2="8.78cm">
          <text:p/>
        </draw:line>
        <draw:line draw:style-name="gr7" draw:text-style-name="P1" draw:layer="layout" svg:x1="8.636cm" svg:y1="8.78cm" svg:x2="9.652cm" svg:y2="8.78cm">
          <text:p/>
        </draw:line>
        <draw:line draw:style-name="gr7" draw:text-style-name="P1" draw:layer="layout" svg:x1="9.652cm" svg:y1="8.78cm" svg:x2="9.652cm" svg:y2="6.494cm">
          <text:p/>
        </draw:line>
        <draw:line draw:style-name="gr8" draw:text-style-name="P1" draw:layer="layout" svg:x1="3.302cm" svg:y1="9.161cm" svg:x2="0.889cm" svg:y2="9.161cm">
          <text:p/>
        </draw:line>
        <draw:frame draw:style-name="gr4" draw:text-style-name="P3" draw:layer="layout" svg:width="2.44cm" svg:height="0.779cm" svg:x="0.508cm" svg:y="8.399cm">
          <draw:text-box>
            <text:p><text:span text:style-name="T2">TXDATAK</text:span></text:p>
          </draw:text-box>
        </draw:frame>
        <draw:line draw:style-name="gr8" draw:text-style-name="P1" draw:layer="layout" svg:x1="3.302cm" svg:y1="10.304cm" svg:x2="0.889cm" svg:y2="10.304cm">
          <text:p/>
        </draw:line>
        <draw:frame draw:style-name="gr4" draw:text-style-name="P3" draw:layer="layout" svg:width="2.364cm" svg:height="0.779cm" svg:x="0.508cm" svg:y="9.542cm">
          <draw:text-box>
            <text:p><text:span text:style-name="T2">TXCOMP</text:span></text:p>
          </draw:text-box>
        </draw:frame>
        <draw:line draw:style-name="gr3" draw:text-style-name="P1" draw:layer="layout" svg:x1="5.207cm" svg:y1="11.701cm" svg:x2="5.715cm" svg:y2="11.193cm">
          <text:p/>
        </draw:line>
        <draw:frame draw:style-name="gr4" draw:text-style-name="P3" draw:layer="layout" svg:width="1.026cm" svg:height="0.779cm" svg:x="5.588cm" svg:y="10.939cm">
          <draw:text-box>
            <text:p><text:span text:style-name="T2">10</text:span></text:p>
          </draw:text-box>
        </draw:frame>
        <draw:line draw:style-name="gr2" draw:text-style-name="P1" draw:layer="layout" svg:x1="5.461cm" svg:y1="12.59cm" svg:x2="5.461cm" svg:y2="10.812cm">
          <text:p/>
        </draw:line>
        <draw:custom-shape draw:style-name="gr9" draw:text-style-name="P1" draw:layer="layout" svg:width="2.667cm" svg:height="0.762cm" svg:x="4.826cm" svg:y="12.5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6.858cm" svg:y1="12.59cm" svg:x2="6.858cm" svg:y2="11.447cm">
          <text:p/>
        </draw:line>
        <draw:line draw:style-name="gr7" draw:text-style-name="P1" draw:layer="layout" svg:x1="6.858cm" svg:y1="11.447cm" svg:x2="10.414cm" svg:y2="11.447cm">
          <text:p/>
        </draw:line>
        <draw:frame draw:style-name="gr10" draw:text-style-name="P3" draw:layer="layout" svg:width="3.079cm" svg:height="0.779cm" svg:x="10.51cm" svg:y="11.049cm">
          <draw:text-box>
            <text:p><text:span text:style-name="T2">DATALOOPB</text:span></text:p>
          </draw:text-box>
        </draw:frame>
        <draw:line draw:style-name="gr8" draw:text-style-name="P1" draw:layer="layout" svg:x1="5.08cm" svg:y1="12.971cm" svg:x2="2.159cm" svg:y2="12.971cm">
          <text:p/>
        </draw:line>
        <draw:frame draw:style-name="gr4" draw:text-style-name="P3" draw:layer="layout" svg:width="2.605cm" svg:height="0.779cm" svg:x="1.016cm" svg:y="12.192cm">
          <draw:text-box>
            <text:p><text:span text:style-name="T2">RXLOOPB</text:span></text:p>
          </draw:text-box>
        </draw:frame>
        <draw:line draw:style-name="gr3" draw:text-style-name="P1" draw:layer="layout" svg:x1="5.842cm" svg:y1="14.241cm" svg:x2="6.35cm" svg:y2="13.733cm">
          <text:p/>
        </draw:line>
        <draw:line draw:style-name="gr2" draw:text-style-name="P1" draw:layer="layout" svg:x1="6.096cm" svg:y1="15.13cm" svg:x2="6.096cm" svg:y2="13.352cm">
          <text:p/>
        </draw:line>
        <draw:frame draw:style-name="gr4" draw:text-style-name="P3" draw:layer="layout" svg:width="1.026cm" svg:height="0.779cm" svg:x="6.223cm" svg:y="13.479cm">
          <draw:text-box>
            <text:p><text:span text:style-name="T2">10</text:span></text:p>
          </draw:text-box>
        </draw:frame>
        <draw:custom-shape draw:style-name="gr6" draw:text-style-name="P2" draw:layer="layout" svg:width="5.334cm" svg:height="1.524cm" svg:x="3.302cm" svg:y="15.13cm">
          <text:p text:style-name="P1"><text:span text:style-name="T1">Parallel to Seria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382cm" svg:y1="16.484cm" svg:x2="8.636cm" svg:y2="16.315cm">
          <text:p/>
        </draw:line>
        <draw:line draw:style-name="gr3" draw:text-style-name="P1" draw:layer="layout" svg:x1="8.636cm" svg:y1="16.654cm" svg:x2="8.382cm" svg:y2="16.485cm">
          <text:p/>
        </draw:line>
        <draw:line draw:style-name="gr2" draw:text-style-name="P1" draw:layer="layout" svg:x1="6.096cm" svg:y1="18.432cm" svg:x2="6.096cm" svg:y2="16.654cm">
          <text:p/>
        </draw:line>
        <draw:custom-shape draw:style-name="gr6" draw:text-style-name="P2" draw:layer="layout" svg:width="5.334cm" svg:height="1.778cm" svg:x="3.302cm" svg:y="18.432cm">
          <text:p text:style-name="P1"><text:span text:style-name="T1">TX_I_O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382cm" svg:y1="18.77cm" svg:x2="8.636cm" svg:y2="18.601cm">
          <text:p/>
        </draw:line>
        <draw:line draw:style-name="gr3" draw:text-style-name="P1" draw:layer="layout" svg:x1="8.636cm" svg:y1="18.94cm" svg:x2="8.382cm" svg:y2="18.771cm">
          <text:p/>
        </draw:line>
        <draw:line draw:style-name="gr7" draw:text-style-name="P1" draw:layer="layout" svg:x1="8.636cm" svg:y1="16.527cm" svg:x2="11.684cm" svg:y2="16.527cm">
          <text:p/>
        </draw:line>
        <draw:line draw:style-name="gr7" draw:text-style-name="P1" draw:layer="layout" svg:x1="8.636cm" svg:y1="18.813cm" svg:x2="9.398cm" svg:y2="18.813cm">
          <text:p/>
        </draw:line>
        <draw:line draw:style-name="gr7" draw:text-style-name="P1" draw:layer="layout" svg:x1="9.398cm" svg:y1="18.813cm" svg:x2="9.398cm" svg:y2="16.527cm">
          <text:p/>
        </draw:line>
        <draw:frame draw:style-name="gr4" draw:text-style-name="P3" draw:layer="layout" svg:width="2.813cm" svg:height="0.779cm" svg:x="10.414cm" svg:y="15.638cm">
          <draw:text-box>
            <text:p><text:span text:style-name="T2">TRANSCLK</text:span></text:p>
          </draw:text-box>
        </draw:frame>
        <draw:line draw:style-name="gr8" draw:text-style-name="P1" draw:layer="layout" svg:x1="3.302cm" svg:y1="18.813cm" svg:x2="1.016cm" svg:y2="18.813cm">
          <text:p/>
        </draw:line>
        <draw:frame draw:style-name="gr4" draw:text-style-name="P3" draw:layer="layout" svg:width="2.038cm" svg:height="0.779cm" svg:x="0.883cm" svg:y="18.051cm">
          <draw:text-box>
            <text:p><text:span text:style-name="T2">TXIDLE</text:span></text:p>
          </draw:text-box>
        </draw:frame>
        <draw:line draw:style-name="gr8" draw:text-style-name="P1" draw:layer="layout" svg:x1="3.308cm" svg:y1="19.812cm" svg:x2="1.022cm" svg:y2="19.812cm">
          <text:p/>
        </draw:line>
        <draw:frame draw:style-name="gr4" draw:text-style-name="P3" draw:layer="layout" svg:width="1.987cm" svg:height="0.779cm" svg:x="0.889cm" svg:y="19.05cm">
          <draw:text-box>
            <text:p><text:span text:style-name="T2">RXDET</text:span></text:p>
          </draw:text-box>
        </draw:frame>
        <draw:line draw:style-name="gr11" draw:text-style-name="P1" draw:layer="layout" svg:x1="8.636cm" svg:y1="19.829cm" svg:x2="11.049cm" svg:y2="19.829cm">
          <text:p/>
        </draw:line>
        <draw:frame draw:style-name="gr4" draw:text-style-name="P3" draw:layer="layout" svg:width="2.554cm" svg:height="0.779cm" svg:x="9.257cm" svg:y="19.05cm">
          <draw:text-box>
            <text:p><text:span text:style-name="T2">RXDET_O</text:span></text:p>
          </draw:text-box>
        </draw:frame>
        <draw:line draw:style-name="gr11" draw:text-style-name="P1" draw:layer="layout" svg:x1="4.699cm" svg:y1="20.21cm" svg:x2="4.699cm" svg:y2="21.861cm">
          <text:p/>
        </draw:line>
        <draw:frame draw:style-name="gr4" draw:text-style-name="P3" draw:layer="layout" svg:width="1.615cm" svg:height="0.779cm" svg:x="3.973cm" svg:y="21.844cm">
          <draw:text-box>
            <text:p><text:span text:style-name="T2">TX_P</text:span></text:p>
          </draw:text-box>
        </draw:frame>
        <draw:line draw:style-name="gr11" draw:text-style-name="P1" draw:layer="layout" svg:x1="7.33cm" svg:y1="20.21cm" svg:x2="7.33cm" svg:y2="21.861cm">
          <text:p/>
        </draw:line>
        <draw:frame draw:style-name="gr4" draw:text-style-name="P3" draw:layer="layout" svg:width="1.636cm" svg:height="0.779cm" svg:x="6.604cm" svg:y="21.844cm">
          <draw:text-box>
            <text:p><text:span text:style-name="T2">TX_N</text:span></text:p>
          </draw:text-box>
        </draw:frame>
        <draw:frame draw:style-name="gr4" draw:text-style-name="P3" draw:layer="layout" svg:width="0.789cm" svg:height="0.779cm" svg:x="5.07cm" svg:y="12.556cm">
          <draw:text-box>
            <text:p><text:span text:style-name="T2">0</text:span></text:p>
          </draw:text-box>
        </draw:frame>
        <draw:frame draw:style-name="gr4" draw:text-style-name="P3" draw:layer="layout" svg:width="0.789cm" svg:height="0.779cm" svg:x="6.35cm" svg:y="12.556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09:22:42.945489271</meta:creation-date>
    <dc:date>2015-06-18T19:45:52.792209284</dc:date>
    <meta:editing-duration>PT34M41S</meta:editing-duration>
    <meta:editing-cycles>33</meta:editing-cycles>
    <meta:generator>LibreOffice/4.2.8.2$Linux_X86_64 LibreOffice_project/420m0$Build-2</meta:generator>
    <meta:document-statistic meta:object-count="65"/>
  </office:meta>
</office:document-meta>
</file>